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38000002E54D9AFEC3.png" manifest:media-type="image/png"/>
  <manifest:file-entry manifest:full-path="Pictures/10000201000004E0000001295085EAE2.png" manifest:media-type="image/png"/>
  <manifest:file-entry manifest:full-path="Pictures/10000201000005F6000001F1A613749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8.294cm" presentation:class="title" presentation:user-transformed="true">
          <draw:text-box>
            <text:p>Camera Rend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layer="layout" svg:width="25.199cm" svg:height="3.506cm" svg:x="1.4cm" svg:y="0.837cm" presentation:class="title">
          <draw:text-box>
            <text:p>Depth</text:p>
          </draw:text-box>
        </draw:frame>
        <draw:frame draw:style-name="gr2" draw:text-style-name="P2" draw:layer="layout" svg:width="27.999cm" svg:height="9.117cm" svg:x="0cm" svg:y="5.889cm">
          <draw:image xlink:href="Pictures/10000201000005F6000001F1A6137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Clear Flag</text:p>
          </draw:text-box>
        </draw:frame>
        <draw:frame draw:style-name="gr2" draw:text-style-name="P2" draw:layer="layout" svg:width="29.178cm" svg:height="7.979cm" svg:x="1.022cm" svg:y="6.221cm">
          <draw:image xlink:href="Pictures/10000201000004E0000001295085EAE2.png" xlink:type="simple" xlink:show="embed" xlink:actuate="onLoad">
            <text:p/>
          </draw:image>
        </draw:frame>
        <draw:frame draw:style-name="gr2" draw:text-style-name="P2" draw:layer="layout" svg:width="30.8cm" svg:height="8cm" svg:x="0cm" svg:y="6.2cm">
          <draw:image xlink:href="Pictures/10000201000004E0000001295085E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9cm" svg:height="15.528cm" svg:x="0.001cm" svg:y="2.773cm">
          <draw:image xlink:href="Pictures/1000020100000538000002E54D9AF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8:49:32.338000000</meta:creation-date>
    <dc:date>2016-10-09T20:25:40.332000000</dc:date>
    <meta:editing-duration>PT35M47S</meta:editing-duration>
    <meta:editing-cycles>1</meta:editing-cycles>
    <meta:document-statistic meta:object-count="37"/>
    <meta:generator>LibreOffice/4.4.7.2$Windows_x86 LibreOffice_project/f3153a8b245191196a4b6b9abd1d0da16eead600</meta:generator>
  </office:meta>
</office:document-meta>
</file>